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8.334cm"/>
    </style:style>
    <style:style style:name="co3" style:family="table-column">
      <style:table-column-properties fo:break-before="auto" style:column-width="15.743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8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vertical-align="top" draw:auto-grow-height="false" fo:min-height="0.868cm" fo:min-width="1.548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vertical-align="top" draw:auto-grow-height="false" fo:min-height="0.841cm" fo:min-width="1.523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cm" draw:fill="none" loext:fill-use-slide-background="false" draw:textarea-vertical-align="top" draw:auto-grow-height="false" fo:min-height="0.841cm" fo:min-width="1.621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cm" draw:fill="none" loext:fill-use-slide-background="false" draw:textarea-vertical-align="top" draw:auto-grow-height="false" fo:min-height="0.788cm" fo:min-width="1.601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name="UH" draw:style-name="gr1" draw:text-style-name="P1" drawooo:display="none" svg:width="2.047cm" svg:height="1.117cm" svg:x="7.125cm" svg:y="0.3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PEAD" draw:style-name="gr2" draw:text-style-name="P1" drawooo:display="none" svg:width="2.022cm" svg:height="1.09cm" svg:x="11.289cm" svg:y="0.4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Usinados" draw:style-name="gr3" draw:text-style-name="P1" drawooo:display="none" svg:width="2.12cm" svg:height="1.09cm" svg:x="13.547cm" svg:y="0.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Todos" draw:style-name="gr4" draw:text-style-name="P1" drawooo:display="none" svg:width="2.1cm" svg:height="1.037cm" svg:x="15.804cm" svg:y="0.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float" office:value="31305" calcext:value-type="float">
            <text:p>31305</text:p>
          </table:table-cell>
          <table:table-cell table:style-name="ce2" office:value-type="string" calcext:value-type="string">
            <text:p>ZEGLA INDUSTRIA DE MAQUINAS PARA BEBIDAS LTDA</text:p>
          </table:table-cell>
          <table:table-cell table:style-name="ce2" office:value-type="string" calcext:value-type="string">
            <text:p>PERFIL ESPECIAL PU 30-35 UH PRETO 1513,5 MM 8 FURO(S) C/ USINAGEM .</text:p>
          </table:table-cell>
          <table:table-cell table:style-name="ce3" office:value-type="float" office:value="24" calcext:value-type="float">
            <text:p>2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29" calcext:value-type="float">
            <text:p>31429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G 30-24 UH PRETO 1850 MM C/ USINAGEM ABRIR O HI COM 5MM - 5,3MM</text:p>
          </table:table-cell>
          <table:table-cell table:style-name="ce3" office:value-type="float" office:value="50" calcext:value-type="float">
            <text:p>5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38" calcext:value-type="float">
            <text:p>31438</text:p>
          </table:table-cell>
          <table:table-cell table:style-name="ce2" office:value-type="string" calcext:value-type="string">
            <text:p>HNK BR INDUSTRIA DE BEBIDAS LTDA.</text:p>
          </table:table-cell>
          <table:table-cell table:style-name="ce2" office:value-type="string" calcext:value-type="string">
            <text:p>PERFIL ESPECIAL PTI 20 X 15 UH VERDE 3500 MM C/ USINAGEM .</text:p>
          </table:table-cell>
          <table:table-cell table:style-name="ce3" office:value-type="float" office:value="49" calcext:value-type="float">
            <text:p>49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64" calcext:value-type="float">
            <text:p>31464</text:p>
          </table:table-cell>
          <table:table-cell table:style-name="ce2" office:value-type="string" calcext:value-type="string">
            <text:p>MAQUINAS SANMARTIN LTDA</text:p>
          </table:table-cell>
          <table:table-cell table:style-name="ce2" office:value-type="string" calcext:value-type="string">
            <text:p>PERFIL ESPECIAL PT 73 X 40 UH BRANCO 400 MM 1 FURO(S) C/ USINAGEM .</text:p>
          </table:table-cell>
          <table:table-cell table:style-name="ce3" office:value-type="float" office:value="10" calcext:value-type="float">
            <text:p>1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75" calcext:value-type="float">
            <text:p>31475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G 50-29 UH PRETO 450 MM C/ USINAGEM .</text:p>
          </table:table-cell>
          <table:table-cell table:style-name="ce3" office:value-type="float" office:value="8" calcext:value-type="float">
            <text:p>8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86" calcext:value-type="float">
            <text:p>31486</text:p>
          </table:table-cell>
          <table:table-cell table:style-name="ce2" office:value-type="string" calcext:value-type="string">
            <text:p>MAQUINAS SANMARTIN LTDA</text:p>
          </table:table-cell>
          <table:table-cell table:style-name="ce2" office:value-type="string" calcext:value-type="string">
            <text:p>PERFIL ESPECIAL PRR 25 X 18 UH BRANCO 1500 MM C/ USINAGEM .</text:p>
          </table:table-cell>
          <table:table-cell table:style-name="ce3" office:value-type="float" office:value="22.5" calcext:value-type="float">
            <text:p>22,5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98" calcext:value-type="float">
            <text:p>31498</text:p>
          </table:table-cell>
          <table:table-cell table:style-name="ce2" office:value-type="string" calcext:value-type="string">
            <text:p>MESAL MAQUINAS E TECNOLOGIA LTDA</text:p>
          </table:table-cell>
          <table:table-cell table:style-name="ce2" office:value-type="string" calcext:value-type="string">
            <text:p>PERFIL ESPECIAL PZC 24-10 UH VERMELHO 3000 MM .</text:p>
          </table:table-cell>
          <table:table-cell table:style-name="ce3" office:value-type="float" office:value="70" calcext:value-type="float">
            <text:p>70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512" calcext:value-type="float">
            <text:p>31512</text:p>
          </table:table-cell>
          <table:table-cell table:style-name="ce2" office:value-type="string" calcext:value-type="string">
            <text:p>SYSTEC COMERCIO DE MAQUINAS LTDA</text:p>
          </table:table-cell>
          <table:table-cell table:style-name="ce2" office:value-type="string" calcext:value-type="string">
            <text:p>PERFIL ESPECIAL PZC 15-10E UH BRANCO 25000 MM C/ USINAGEM cota "A" com 10 mm</text:p>
          </table:table-cell>
          <table:table-cell table:style-name="ce3" office:value-type="float" office:value="50" calcext:value-type="float">
            <text:p>50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539" calcext:value-type="float">
            <text:p>31539</text:p>
          </table:table-cell>
          <table:table-cell table:style-name="ce2" office:value-type="string" calcext:value-type="string">
            <text:p>UNIRONS PLASTICOS LTDA EMPRESARIAL</text:p>
          </table:table-cell>
          <table:table-cell table:style-name="ce2" office:value-type="string" calcext:value-type="string">
            <text:p>PERFIL ESPECIAL PL 31-4 VERDE 3000 MM C/ USINAGEM COM HT DE 20 MM</text:p>
          </table:table-cell>
          <table:table-cell table:style-name="ce3" office:value-type="float" office:value="96" calcext:value-type="float">
            <text:p>96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1" calcext:value-type="date">
            <text:p>21/3/2024</text:p>
          </table:table-cell>
        </table:table-row>
        <table:table-row table:style-name="ro1">
          <table:table-cell table:style-name="ce1" office:value-type="float" office:value="31444" calcext:value-type="float">
            <text:p>31444</text:p>
          </table:table-cell>
          <table:table-cell table:style-name="ce2" office:value-type="string" calcext:value-type="string">
            <text:p>FRANGOESTE AVICULTURA LTDA</text:p>
          </table:table-cell>
          <table:table-cell table:style-name="ce2" office:value-type="string" calcext:value-type="string">
            <text:p>PERFIL ESPECIAL PU 20 X 21 UH BRANCO 3000 MM C/ USINAGEM .</text:p>
          </table:table-cell>
          <table:table-cell table:style-name="ce3" office:value-type="float" office:value="2" calcext:value-type="float">
            <text:p>2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3000 MM C/ USINAGEM .</text:p>
          </table:table-cell>
          <table:table-cell table:style-name="ce3" office:value-type="float" office:value="48" calcext:value-type="float">
            <text:p>48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400 MM C/ USINAGEM .</text:p>
          </table:table-cell>
          <table:table-cell table:style-name="ce3" office:value-type="float" office:value="43.2" calcext:value-type="float">
            <text:p>43,2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900 MM C/ USINAGEM .</text:p>
          </table:table-cell>
          <table:table-cell table:style-name="ce3" office:value-type="float" office:value="2.9" calcext:value-type="float">
            <text:p>2,9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170 MM C/ USINAGEM .</text:p>
          </table:table-cell>
          <table:table-cell table:style-name="ce3" office:value-type="float" office:value="2.17" calcext:value-type="float">
            <text:p>2,17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3360 MM C/ USINAGEM .</text:p>
          </table:table-cell>
          <table:table-cell table:style-name="ce3" office:value-type="float" office:value="3.36" calcext:value-type="float">
            <text:p>3,36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880 MM C/ USINAGEM .</text:p>
          </table:table-cell>
          <table:table-cell table:style-name="ce3" office:value-type="float" office:value="2.88" calcext:value-type="float">
            <text:p>2,88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240 MM C/ USINAGEM .</text:p>
          </table:table-cell>
          <table:table-cell table:style-name="ce3" office:value-type="float" office:value="2.24" calcext:value-type="float">
            <text:p>2,24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240 MM C/ USINAGEM .</text:p>
          </table:table-cell>
          <table:table-cell table:style-name="ce3" office:value-type="float" office:value="2.24" calcext:value-type="float">
            <text:p>2,24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210 MM C/ USINAGEM .</text:p>
          </table:table-cell>
          <table:table-cell table:style-name="ce3" office:value-type="float" office:value="2.21" calcext:value-type="float">
            <text:p>2,21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210 MM C/ USINAGEM .</text:p>
          </table:table-cell>
          <table:table-cell table:style-name="ce3" office:value-type="float" office:value="2.21" calcext:value-type="float">
            <text:p>2,21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180 MM C/ USINAGEM .</text:p>
          </table:table-cell>
          <table:table-cell table:style-name="ce3" office:value-type="float" office:value="2.18" calcext:value-type="float">
            <text:p>2,18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870 MM C/ USINAGEM .</text:p>
          </table:table-cell>
          <table:table-cell table:style-name="ce3" office:value-type="float" office:value="2.87" calcext:value-type="float">
            <text:p>2,87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870 MM C/ USINAGEM .</text:p>
          </table:table-cell>
          <table:table-cell table:style-name="ce3" office:value-type="float" office:value="2.87" calcext:value-type="float">
            <text:p>2,87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930 MM C/ USINAGEM .</text:p>
          </table:table-cell>
          <table:table-cell table:style-name="ce3" office:value-type="float" office:value="2.93" calcext:value-type="float">
            <text:p>2,93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56" calcext:value-type="float">
            <text:p>31456</text:p>
          </table:table-cell>
          <table:table-cell table:style-name="ce2" office:value-type="string" calcext:value-type="string">
            <text:p>JAMP MANUTENCAO DE MAQUINAS LTDA</text:p>
          </table:table-cell>
          <table:table-cell table:style-name="ce2" office:value-type="string" calcext:value-type="string">
            <text:p>PERFIL ESPECIAL PR 35 X 15 UH AZUL 2930 MM C/ USINAGEM .</text:p>
          </table:table-cell>
          <table:table-cell table:style-name="ce3" office:value-type="float" office:value="2.93" calcext:value-type="float">
            <text:p>2,93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67" calcext:value-type="float">
            <text:p>31467</text:p>
          </table:table-cell>
          <table:table-cell table:style-name="ce2" office:value-type="string" calcext:value-type="string">
            <text:p>RAZZ ENGENHARIA LTDA</text:p>
          </table:table-cell>
          <table:table-cell table:style-name="ce2" office:value-type="string" calcext:value-type="string">
            <text:p>PERFIL ESPECIAL PU 83 X 140 UH BRANCO 160 MM 2 FURO(S)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67" calcext:value-type="float">
            <text:p>31467</text:p>
          </table:table-cell>
          <table:table-cell table:style-name="ce2" office:value-type="string" calcext:value-type="string">
            <text:p>RAZZ ENGENHARIA LTDA</text:p>
          </table:table-cell>
          <table:table-cell table:style-name="ce2" office:value-type="string" calcext:value-type="string">
            <text:p>PERFIL ESPECIAL PU 83 X 140 UH BRANCO 160 MM 2 FURO(S)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83" calcext:value-type="float">
            <text:p>31483</text:p>
          </table:table-cell>
          <table:table-cell table:style-name="ce2" office:value-type="string" calcext:value-type="string">
            <text:p>MAQUINAS SANMARTIN LTDA</text:p>
          </table:table-cell>
          <table:table-cell table:style-name="ce2" office:value-type="string" calcext:value-type="string">
            <text:p>PERFIL ESPECIAL PCA 47,9 X 17,3 UH PRETO 1249 MM C/ USINAGEM .</text:p>
          </table:table-cell>
          <table:table-cell table:style-name="ce3" office:value-type="float" office:value="105" calcext:value-type="float">
            <text:p>105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2" calcext:value-type="date">
            <text:p>22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R 40 X 25 UH AZUL 2300 MM C/ USINAGEM .</text:p>
          </table:table-cell>
          <table:table-cell table:style-name="ce3" office:value-type="float" office:value="69" calcext:value-type="float">
            <text:p>69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R 30 X 20 UH AZUL 2500 M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R 30 X 20 UH AZUL 1800 M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R 30 X 20 UH AZUL 650 M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L 46 X 30 UH AZUL 2110 MM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L 46 X 30 UH AZUL 2000 MM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L 46 X 30 UH AZUL 630 MM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L 46 X 30 UH AZUL 1950 MM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L 46 X 30 UH AZUL 1190 MM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40" calcext:value-type="float">
            <text:p>31440</text:p>
          </table:table-cell>
          <table:table-cell table:style-name="ce2" office:value-type="string" calcext:value-type="string">
            <text:p>M.I.M. MAQUINAS LTDA</text:p>
          </table:table-cell>
          <table:table-cell table:style-name="ce2" office:value-type="string" calcext:value-type="string">
            <text:p>PERFIL ESPECIAL PL 46 X 30 UH AZUL 650 MM C/ USINAGEM .</text:p>
          </table:table-cell>
          <table:table-cell table:style-name="ce3" office:value-type="float" office:value="2" calcext:value-type="float">
            <text:p>2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459" calcext:value-type="float">
            <text:p>31459</text:p>
          </table:table-cell>
          <table:table-cell table:style-name="ce2" office:value-type="string" calcext:value-type="string">
            <text:p>SPAKI USINAGEM DE PRECISAO LTDA - EPP</text:p>
          </table:table-cell>
          <table:table-cell table:style-name="ce2" office:value-type="string" calcext:value-type="string">
            <text:p>PERFIL ESPECIAL PT 30 X 15 UH AZUL 3000 MM C/ USINAGEM .</text:p>
          </table:table-cell>
          <table:table-cell table:style-name="ce3" office:value-type="float" office:value="5" calcext:value-type="float">
            <text:p>5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511" calcext:value-type="float">
            <text:p>31511</text:p>
          </table:table-cell>
          <table:table-cell table:style-name="ce2" office:value-type="string" calcext:value-type="string">
            <text:p>UNIRONS PLASTICOS LTDA EMPRESARIAL</text:p>
          </table:table-cell>
          <table:table-cell table:style-name="ce2" office:value-type="string" calcext:value-type="string">
            <text:p>PERFIL ESPECIAL PU 57 X 18 UH VERDE 3000 MM C/ USINAGEM .</text:p>
          </table:table-cell>
          <table:table-cell table:style-name="ce3" office:value-type="float" office:value="51" calcext:value-type="float">
            <text:p>51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545" calcext:value-type="float">
            <text:p>31545</text:p>
          </table:table-cell>
          <table:table-cell table:style-name="ce2" office:value-type="string" calcext:value-type="string">
            <text:p>BUMERANGUE BRASIL INDUSTRIAL LTDA</text:p>
          </table:table-cell>
          <table:table-cell table:style-name="ce2" office:value-type="string" calcext:value-type="string">
            <text:p>PERFIL ESPECIAL PL 31-4 BRANCO 3000 MM C/ USINAGEM COM Ht DE 18 MM</text:p>
          </table:table-cell>
          <table:table-cell table:style-name="ce3" office:value-type="float" office:value="300" calcext:value-type="float">
            <text:p>300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5" calcext:value-type="date">
            <text:p>25/3/2024</text:p>
          </table:table-cell>
        </table:table-row>
        <table:table-row table:style-name="ro1">
          <table:table-cell table:style-name="ce1" office:value-type="float" office:value="31398" calcext:value-type="float">
            <text:p>31398</text:p>
          </table:table-cell>
          <table:table-cell table:style-name="ce2" office:value-type="string" calcext:value-type="string">
            <text:p>HNK BR INDUSTRIA DE BEBIDAS LTDA.</text:p>
          </table:table-cell>
          <table:table-cell table:style-name="ce2" office:value-type="string" calcext:value-type="string">
            <text:p>PERFIL ESPECIAL PCA 58-21 UH VERDE 873 MM 2 FURO(S) C/ USINAGEM .</text:p>
          </table:table-cell>
          <table:table-cell table:style-name="ce3" office:value-type="float" office:value="57" calcext:value-type="float">
            <text:p>57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6" calcext:value-type="date">
            <text:p>26/3/2024</text:p>
          </table:table-cell>
        </table:table-row>
        <table:table-row table:style-name="ro1">
          <table:table-cell table:style-name="ce1" office:value-type="float" office:value="31414" calcext:value-type="float">
            <text:p>31414</text:p>
          </table:table-cell>
          <table:table-cell table:style-name="ce2" office:value-type="string" calcext:value-type="string">
            <text:p>INTRALOX BRASIL LTDA</text:p>
          </table:table-cell>
          <table:table-cell table:style-name="ce2" office:value-type="string" calcext:value-type="string">
            <text:p>PERFIL ESPECIAL ROLETE Ø 115 UH BRANCO 38 MM 1 FURO(S) C/ USINAGEM .</text:p>
          </table:table-cell>
          <table:table-cell table:style-name="ce3" office:value-type="float" office:value="4" calcext:value-type="float">
            <text:p>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6" calcext:value-type="date">
            <text:p>26/3/2024</text:p>
          </table:table-cell>
        </table:table-row>
        <table:table-row table:style-name="ro1">
          <table:table-cell table:style-name="ce1" office:value-type="float" office:value="31487" calcext:value-type="float">
            <text:p>31487</text:p>
          </table:table-cell>
          <table:table-cell table:style-name="ce2" office:value-type="string" calcext:value-type="string">
            <text:p>MAQUINAS SANMARTIN LTDA</text:p>
          </table:table-cell>
          <table:table-cell table:style-name="ce2" office:value-type="string" calcext:value-type="string">
            <text:p>PERFIL ESPECIAL PR 20 X 4,8 VERDE 25000 MM C/ USINAGEM .</text:p>
          </table:table-cell>
          <table:table-cell table:style-name="ce3" office:value-type="float" office:value="25" calcext:value-type="float">
            <text:p>25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6" calcext:value-type="date">
            <text:p>26/3/2024</text:p>
          </table:table-cell>
        </table:table-row>
        <table:table-row table:style-name="ro1">
          <table:table-cell table:style-name="ce1" office:value-type="float" office:value="31487" calcext:value-type="float">
            <text:p>31487</text:p>
          </table:table-cell>
          <table:table-cell table:style-name="ce2" office:value-type="string" calcext:value-type="string">
            <text:p>MAQUINAS SANMARTIN LTDA</text:p>
          </table:table-cell>
          <table:table-cell table:style-name="ce2" office:value-type="string" calcext:value-type="string">
            <text:p>PERFIL ESPECIAL PCA 47,9 X 17,3 UH PRETO 1249 MM C/ USINAGEM .</text:p>
          </table:table-cell>
          <table:table-cell table:style-name="ce3" office:value-type="float" office:value="48" calcext:value-type="float">
            <text:p>48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6" calcext:value-type="date">
            <text:p>26/3/2024</text:p>
          </table:table-cell>
        </table:table-row>
        <table:table-row table:style-name="ro1">
          <table:table-cell table:style-name="ce1" office:value-type="float" office:value="31529" calcext:value-type="float">
            <text:p>31529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L 28 X 17 UH PRETO 3000 MM C/ USINAGEM .</text:p>
          </table:table-cell>
          <table:table-cell table:style-name="ce3" office:value-type="float" office:value="30" calcext:value-type="float">
            <text:p>30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6" calcext:value-type="date">
            <text:p>26/3/2024</text:p>
          </table:table-cell>
        </table:table-row>
        <table:table-row table:style-name="ro1">
          <table:table-cell table:style-name="ce1" office:value-type="float" office:value="31482" calcext:value-type="float">
            <text:p>31482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G 50-29 UH PRETO 700 MM C/ USINAGEM .</text:p>
          </table:table-cell>
          <table:table-cell table:style-name="ce3" office:value-type="float" office:value="8" calcext:value-type="float">
            <text:p>8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7" calcext:value-type="date">
            <text:p>27/3/2024</text:p>
          </table:table-cell>
        </table:table-row>
        <table:table-row table:style-name="ro1">
          <table:table-cell table:style-name="ce1" office:value-type="float" office:value="31501" calcext:value-type="float">
            <text:p>31501</text:p>
          </table:table-cell>
          <table:table-cell table:style-name="ce2" office:value-type="string" calcext:value-type="string">
            <text:p>PV DO C - INDUSTRIA DE COMPONENTES PARA EQUIPAMENTOS DE MANU</text:p>
          </table:table-cell>
          <table:table-cell table:style-name="ce2" office:value-type="string" calcext:value-type="string">
            <text:p>PERFIL ESPECIAL PL 76,2 X 50 UH AZUL 3000 MM C/ USINAGEM ESPESSURAS 6MM</text:p>
          </table:table-cell>
          <table:table-cell table:style-name="ce3" office:value-type="float" office:value="231" calcext:value-type="float">
            <text:p>231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7" calcext:value-type="date">
            <text:p>27/3/2024</text:p>
          </table:table-cell>
        </table:table-row>
        <table:table-row table:style-name="ro1">
          <table:table-cell table:style-name="ce1" office:value-type="float" office:value="31513" calcext:value-type="float">
            <text:p>31513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G 20 X 25 UH VERDE 1000 MM C/ USINAGEM C/ CHANFRO .</text:p>
          </table:table-cell>
          <table:table-cell table:style-name="ce3" office:value-type="float" office:value="11" calcext:value-type="float">
            <text:p>1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7" calcext:value-type="date">
            <text:p>27/3/2024</text:p>
          </table:table-cell>
        </table:table-row>
        <table:table-row table:style-name="ro1">
          <table:table-cell table:style-name="ce1" office:value-type="float" office:value="31513" calcext:value-type="float">
            <text:p>31513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G 20 X 13UH VERDE 3000 MM C/ USINAGEM C/ CHANFRO grau 5</text:p>
          </table:table-cell>
          <table:table-cell table:style-name="ce3" office:value-type="float" office:value="4" calcext:value-type="float">
            <text:p>4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7" calcext:value-type="date">
            <text:p>27/3/2024</text:p>
          </table:table-cell>
        </table:table-row>
        <table:table-row table:style-name="ro1">
          <table:table-cell table:style-name="ce1" office:value-type="float" office:value="31412" calcext:value-type="float">
            <text:p>31412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L 19-11 UH PRETO 660 MM 1 FURO(S) C/ USINAGEM DIREITO</text:p>
          </table:table-cell>
          <table:table-cell table:style-name="ce3" office:value-type="float" office:value="60" calcext:value-type="float">
            <text:p>6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480" calcext:value-type="float">
            <text:p>31480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L 19-11 UH PRETO 660 MM 1 FURO(S) C/ USINAGEM DIREITO</text:p>
          </table:table-cell>
          <table:table-cell table:style-name="ce3" office:value-type="float" office:value="200" calcext:value-type="float">
            <text:p>2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480" calcext:value-type="float">
            <text:p>31480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L 19-11 UH PRETO 660 MM 1 FURO(S) C/ USINAGEM ESQUERDO</text:p>
          </table:table-cell>
          <table:table-cell table:style-name="ce3" office:value-type="float" office:value="200" calcext:value-type="float">
            <text:p>2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480" calcext:value-type="float">
            <text:p>31480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CA 43-4 UH PRETO 660 MM 2 FURO(S) C/ USINAGEM AMBEV</text:p>
          </table:table-cell>
          <table:table-cell table:style-name="ce3" office:value-type="float" office:value="200" calcext:value-type="float">
            <text:p>2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14" calcext:value-type="float">
            <text:p>31514</text:p>
          </table:table-cell>
          <table:table-cell table:style-name="ce2" office:value-type="string" calcext:value-type="string">
            <text:p>INCEPA REVESTIMENTOS CERAMICOS LTDA</text:p>
          </table:table-cell>
          <table:table-cell table:style-name="ce2" office:value-type="string" calcext:value-type="string">
            <text:p>PERFIL ESPECIAL PC 18 X 15 UH VERDE 690 MM 1 FURO(S) C/ USINAGEM C/ CHANFRO FURAÇÃO CENTRALIZADA</text:p>
          </table:table-cell>
          <table:table-cell table:style-name="ce3" office:value-type="float" office:value="4" calcext:value-type="float">
            <text:p>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20" calcext:value-type="float">
            <text:p>31520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L 30 X 17 UH PRETO 3000 MM C/ USINAGEM .</text:p>
          </table:table-cell>
          <table:table-cell table:style-name="ce3" office:value-type="float" office:value="72" calcext:value-type="float">
            <text:p>72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20" calcext:value-type="float">
            <text:p>31520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L 28 X 17 UH PRETO 3000 MM C/ USINAGEM .</text:p>
          </table:table-cell>
          <table:table-cell table:style-name="ce3" office:value-type="float" office:value="60" calcext:value-type="float">
            <text:p>60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20" calcext:value-type="float">
            <text:p>31520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CS 43 X 17 UH PRETO 3000 MM C/ USINAGEM .</text:p>
          </table:table-cell>
          <table:table-cell table:style-name="ce3" office:value-type="float" office:value="17" calcext:value-type="float">
            <text:p>17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20" calcext:value-type="float">
            <text:p>31520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R 42 X 12 UH PRETO 3000 MM C/ USINAGEM .</text:p>
          </table:table-cell>
          <table:table-cell table:style-name="ce3" office:value-type="float" office:value="51" calcext:value-type="float">
            <text:p>51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20" calcext:value-type="float">
            <text:p>31520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R 25 X 12 UH PRETO 3000 MM C/ USINAGEM .</text:p>
          </table:table-cell>
          <table:table-cell table:style-name="ce3" office:value-type="float" office:value="60" calcext:value-type="float">
            <text:p>60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20" calcext:value-type="float">
            <text:p>31520</text:p>
          </table:table-cell>
          <table:table-cell table:style-name="ce2" office:value-type="string" calcext:value-type="string">
            <text:p>SYSTEM COMERCIO DE COMPONENTES PARA TRANSPORTADORES INDUSTRI</text:p>
          </table:table-cell>
          <table:table-cell table:style-name="ce2" office:value-type="string" calcext:value-type="string">
            <text:p>PERFIL ESPECIAL PCS 45 X 17 UH PRETO 3000 MM C/ USINAGEM .</text:p>
          </table:table-cell>
          <table:table-cell table:style-name="ce3" office:value-type="float" office:value="36" calcext:value-type="float">
            <text:p>36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44" calcext:value-type="float">
            <text:p>31544</text:p>
          </table:table-cell>
          <table:table-cell table:style-name="ce2" office:value-type="string" calcext:value-type="string">
            <text:p>NACIONAL GAS BUTANO DISTRIBUIDORA LTDA</text:p>
          </table:table-cell>
          <table:table-cell table:style-name="ce2" office:value-type="string" calcext:value-type="string">
            <text:p>PERFIL ESPECIAL PR 40 X 10 UH VERDE 5000 MM C/ USINAGEM .</text:p>
          </table:table-cell>
          <table:table-cell table:style-name="ce3" office:value-type="float" office:value="100" calcext:value-type="float">
            <text:p>1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3-28" calcext:value-type="date">
            <text:p>28/3/2024</text:p>
          </table:table-cell>
        </table:table-row>
        <table:table-row table:style-name="ro1">
          <table:table-cell table:style-name="ce1" office:value-type="float" office:value="31547" calcext:value-type="float">
            <text:p>31547</text:p>
          </table:table-cell>
          <table:table-cell table:style-name="ce2" office:value-type="string" calcext:value-type="string">
            <text:p>REWEFLON COMERCIAL LTDA</text:p>
          </table:table-cell>
          <table:table-cell table:style-name="ce2" office:value-type="string" calcext:value-type="string">
            <text:p>PERFIL ESPECIAL PU 67 X 22 UH PRETO 2000 MM C/ USINAGEM .</text:p>
          </table:table-cell>
          <table:table-cell table:style-name="ce3" office:value-type="float" office:value="12" calcext:value-type="float">
            <text:p>12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02" calcext:value-type="date">
            <text:p>2/4/2024</text:p>
          </table:table-cell>
        </table:table-row>
        <table:table-row table:style-name="ro1">
          <table:table-cell table:style-name="ce1" office:value-type="float" office:value="31553" calcext:value-type="float">
            <text:p>31553</text:p>
          </table:table-cell>
          <table:table-cell table:style-name="ce2" office:value-type="string" calcext:value-type="string">
            <text:p>INCEPA REVESTIMENTOS CERAMICOS LTDA</text:p>
          </table:table-cell>
          <table:table-cell table:style-name="ce2" office:value-type="string" calcext:value-type="string">
            <text:p>PERFIL ESPECIAL PC 22,5 X 16 UH BRANCO 3000 MM C/ USINAGEM .</text:p>
          </table:table-cell>
          <table:table-cell table:style-name="ce3" office:value-type="float" office:value="15" calcext:value-type="float">
            <text:p>15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4-02" calcext:value-type="date">
            <text:p>2/4/2024</text:p>
          </table:table-cell>
        </table:table-row>
        <table:table-row table:style-name="ro1">
          <table:table-cell table:style-name="ce1" office:value-type="float" office:value="31548" calcext:value-type="float">
            <text:p>31548</text:p>
          </table:table-cell>
          <table:table-cell table:style-name="ce2" office:value-type="string" calcext:value-type="string">
            <text:p>ROHDEN VIDROS LTDA</text:p>
          </table:table-cell>
          <table:table-cell table:style-name="ce2" office:value-type="string" calcext:value-type="string">
            <text:p>PERFIL ESPECIAL PU 44 X 21 UH BRANCO 2000 MM C/ USINAGEM .</text:p>
          </table:table-cell>
          <table:table-cell table:style-name="ce3" office:value-type="float" office:value="4" calcext:value-type="float">
            <text:p>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03" calcext:value-type="date">
            <text:p>3/4/2024</text:p>
          </table:table-cell>
        </table:table-row>
        <table:table-row table:style-name="ro1">
          <table:table-cell table:style-name="ce1" office:value-type="float" office:value="31548" calcext:value-type="float">
            <text:p>31548</text:p>
          </table:table-cell>
          <table:table-cell table:style-name="ce2" office:value-type="string" calcext:value-type="string">
            <text:p>ROHDEN VIDROS LTDA</text:p>
          </table:table-cell>
          <table:table-cell table:style-name="ce2" office:value-type="string" calcext:value-type="string">
            <text:p>PERFIL ESPECIAL PU 42 X 19 UH BRANCO 2000 MM C/ USINAGEM .</text:p>
          </table:table-cell>
          <table:table-cell table:style-name="ce3" office:value-type="float" office:value="4" calcext:value-type="float">
            <text:p>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03" calcext:value-type="date">
            <text:p>3/4/2024</text:p>
          </table:table-cell>
        </table:table-row>
        <table:table-row table:style-name="ro1">
          <table:table-cell table:style-name="ce1" office:value-type="float" office:value="31548" calcext:value-type="float">
            <text:p>31548</text:p>
          </table:table-cell>
          <table:table-cell table:style-name="ce2" office:value-type="string" calcext:value-type="string">
            <text:p>ROHDEN VIDROS LTDA</text:p>
          </table:table-cell>
          <table:table-cell table:style-name="ce2" office:value-type="string" calcext:value-type="string">
            <text:p>PERFIL ESPECIAL PU 46 X 21 UH BRANCO 2000 MM C/ USINAGEM .</text:p>
          </table:table-cell>
          <table:table-cell table:style-name="ce3" office:value-type="float" office:value="4" calcext:value-type="float">
            <text:p>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03" calcext:value-type="date">
            <text:p>3/4/2024</text:p>
          </table:table-cell>
        </table:table-row>
        <table:table-row table:style-name="ro1">
          <table:table-cell table:style-name="ce1" office:value-type="float" office:value="31555" calcext:value-type="float">
            <text:p>31555</text:p>
          </table:table-cell>
          <table:table-cell table:style-name="ce2" office:value-type="string" calcext:value-type="string">
            <text:p>BLEMI EQUIPAMENTOS INDUSTRIAIS LTDA</text:p>
          </table:table-cell>
          <table:table-cell table:style-name="ce2" office:value-type="string" calcext:value-type="string">
            <text:p>PERFIL ESPECIAL PT 35 X 16 UH BRANCO 3000 MM C/ USINAGEM .</text:p>
          </table:table-cell>
          <table:table-cell table:style-name="ce3" office:value-type="float" office:value="45" calcext:value-type="float">
            <text:p>45,00</text:p>
          </table:table-cell>
          <table:table-cell table:style-name="ce5" office:value-type="string" calcext:value-type="string">
            <text:p>m</text:p>
          </table:table-cell>
          <table:table-cell table:style-name="ce6" office:value-type="date" office:date-value="2024-04-03" calcext:value-type="date">
            <text:p>3/4/2024</text:p>
          </table:table-cell>
        </table:table-row>
        <table:table-row table:style-name="ro1">
          <table:table-cell table:style-name="ce1" office:value-type="float" office:value="31387" calcext:value-type="float">
            <text:p>31387</text:p>
          </table:table-cell>
          <table:table-cell table:style-name="ce2" office:value-type="string" calcext:value-type="string">
            <text:p>ZEGLA INDUSTRIA DE MAQUINAS PARA BEBIDAS LTDA</text:p>
          </table:table-cell>
          <table:table-cell table:style-name="ce2" office:value-type="string" calcext:value-type="string">
            <text:p>PERFIL ESPECIAL PU 30-35 UH PRETO 1513,5 MM 8 FURO(S) C/ USINAGEM .</text:p>
          </table:table-cell>
          <table:table-cell table:style-name="ce3" office:value-type="float" office:value="24" calcext:value-type="float">
            <text:p>24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09" calcext:value-type="date">
            <text:p>9/4/2024</text:p>
          </table:table-cell>
        </table:table-row>
        <table:table-row table:style-name="ro1">
          <table:table-cell table:style-name="ce1" office:value-type="float" office:value="31503" calcext:value-type="float">
            <text:p>31503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G 50-29 UH PRETO 450 MM C/ USINAGEM .</text:p>
          </table:table-cell>
          <table:table-cell table:style-name="ce3" office:value-type="float" office:value="8" calcext:value-type="float">
            <text:p>8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2" calcext:value-type="date">
            <text:p>22/4/2024</text:p>
          </table:table-cell>
        </table:table-row>
        <table:table-row table:style-name="ro1">
          <table:table-cell table:style-name="ce1" office:value-type="float" office:value="31504" calcext:value-type="float">
            <text:p>31504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R 40 X 37 UH VERDE 189 MM C/ USINAGEM .</text:p>
          </table:table-cell>
          <table:table-cell table:style-name="ce3" office:value-type="float" office:value="1" calcext:value-type="float">
            <text:p>1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2" calcext:value-type="date">
            <text:p>22/4/2024</text:p>
          </table:table-cell>
        </table:table-row>
        <table:table-row table:style-name="ro1">
          <table:table-cell table:style-name="ce1" office:value-type="float" office:value="31504" calcext:value-type="float">
            <text:p>31504</text:p>
          </table:table-cell>
          <table:table-cell table:style-name="ce2" office:value-type="string" calcext:value-type="string">
            <text:p>KHS INDUSTRIA DE MAQUINAS LTDA</text:p>
          </table:table-cell>
          <table:table-cell table:style-name="ce2" office:value-type="string" calcext:value-type="string">
            <text:p>PERFIL ESPECIAL PU 20 X 11 UH PRETO 1320 MM 4 FURO(S) C/ USINAGEM .</text:p>
          </table:table-cell>
          <table:table-cell table:style-name="ce3" office:value-type="float" office:value="2" calcext:value-type="float">
            <text:p>2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2" calcext:value-type="date">
            <text:p>22/4/2024</text:p>
          </table:table-cell>
        </table:table-row>
        <table:table-row table:style-name="ro1">
          <table:table-cell table:style-name="ce1" office:value-type="float" office:value="31506" calcext:value-type="float">
            <text:p>31506</text:p>
          </table:table-cell>
          <table:table-cell table:style-name="ce2" office:value-type="string" calcext:value-type="string">
            <text:p>BRAESI EQUIPAMENTOS PARA ALIMENTAÇÃO LTDA</text:p>
          </table:table-cell>
          <table:table-cell table:style-name="ce2" office:value-type="string" calcext:value-type="string">
            <text:p>PERFIL ESPECIAL PU 20-16 UH PRETO 580 MM 4 FURO(S) C/ USINAGEM TOLERÂNCIA LI ENTRE 16,2MM E 16,4MM</text:p>
          </table:table-cell>
          <table:table-cell table:style-name="ce3" office:value-type="float" office:value="50" calcext:value-type="float">
            <text:p>5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2" calcext:value-type="date">
            <text:p>22/4/2024</text:p>
          </table:table-cell>
        </table:table-row>
        <table:table-row table:style-name="ro1">
          <table:table-cell table:style-name="ce1" office:value-type="float" office:value="31527" calcext:value-type="float">
            <text:p>31527</text:p>
          </table:table-cell>
          <table:table-cell table:style-name="ce2" office:value-type="string" calcext:value-type="string">
            <text:p>BRAESI EQUIPAMENTOS PARA ALIMENTAÇÃO LTDA</text:p>
          </table:table-cell>
          <table:table-cell table:style-name="ce2" office:value-type="string" calcext:value-type="string">
            <text:p>PERFIL ESPECIAL PU 20-16 UH PRETO 580 MM 4 FURO(S) C/ USINAGEM TOLERÂNCIA LI ENTRE 16,2MM E 16,4MM</text:p>
          </table:table-cell>
          <table:table-cell table:style-name="ce3" office:value-type="float" office:value="50" calcext:value-type="float">
            <text:p>5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2" calcext:value-type="date">
            <text:p>22/4/2024</text:p>
          </table:table-cell>
        </table:table-row>
        <table:table-row table:style-name="ro1">
          <table:table-cell table:style-name="ce1" office:value-type="float" office:value="31481" calcext:value-type="float">
            <text:p>31481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L 19-11 UH PRETO 660 MM 1 FURO(S) C/ USINAGEM DIREITO</text:p>
          </table:table-cell>
          <table:table-cell table:style-name="ce3" office:value-type="float" office:value="200" calcext:value-type="float">
            <text:p>2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6" calcext:value-type="date">
            <text:p>26/4/2024</text:p>
          </table:table-cell>
        </table:table-row>
        <table:table-row table:style-name="ro1">
          <table:table-cell table:style-name="ce1" office:value-type="float" office:value="31481" calcext:value-type="float">
            <text:p>31481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L 19-11 UH PRETO 660 MM 1 FURO(S) C/ USINAGEM ESQUERDO</text:p>
          </table:table-cell>
          <table:table-cell table:style-name="ce3" office:value-type="float" office:value="200" calcext:value-type="float">
            <text:p>2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6" calcext:value-type="date">
            <text:p>26/4/2024</text:p>
          </table:table-cell>
        </table:table-row>
        <table:table-row table:style-name="ro1">
          <table:table-cell table:style-name="ce1" office:value-type="float" office:value="31481" calcext:value-type="float">
            <text:p>31481</text:p>
          </table:table-cell>
          <table:table-cell table:style-name="ce2" office:value-type="string" calcext:value-type="string">
            <text:p>AMBEV S A</text:p>
          </table:table-cell>
          <table:table-cell table:style-name="ce2" office:value-type="string" calcext:value-type="string">
            <text:p>PERFIL ESPECIAL PCA 43-4 UH PRETO 660 MM 2 FURO(S) C/ USINAGEM AMBEV</text:p>
          </table:table-cell>
          <table:table-cell table:style-name="ce3" office:value-type="float" office:value="200" calcext:value-type="float">
            <text:p>200,00</text:p>
          </table:table-cell>
          <table:table-cell table:style-name="ce5" office:value-type="string" calcext:value-type="string">
            <text:p>PC</text:p>
          </table:table-cell>
          <table:table-cell table:style-name="ce6" office:value-type="date" office:date-value="2024-04-26" calcext:value-type="date">
            <text:p>26/4/2024</text:p>
          </table:table-cell>
        </table:table-row>
        <table:table-row table:style-name="ro1" table:number-rows-repeated="1048271">
          <table:table-cell table:number-columns-repeated="6"/>
        </table:table-row>
        <table:table-row table:style-name="ro2" table:number-rows-repeated="22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09:56:44.240000000</meta:creation-date>
    <dc:date>2024-03-19T10:02:54.772000000</dc:date>
    <meta:editing-duration>PT6M10S</meta:editing-duration>
    <meta:editing-cycles>1</meta:editing-cycles>
    <meta:document-statistic meta:table-count="1" meta:cell-count="462" meta:object-count="4"/>
    <meta:generator>LibreOffice/24.2.0.3$Windows_X86_64 LibreOffice_project/da48488a73ddd66ea24cf16bbc4f7b9c08e9bea1</meta:generator>
  </office:meta>
</office:document-meta>
</file>